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0000001B6D589557BCEF7C4FA.png" manifest:media-type="image/png"/>
  <manifest:file-entry manifest:full-path="Pictures/100000000000005E0000005EEA04F62CACE0D2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4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cc9966" fo:min-height="2.134cm"/>
    </style:style>
    <style:style style:name="gr3" style:family="graphic" style:parent-style-name="standard">
      <style:graphic-properties draw:stroke="none" draw:fill="none" fo:min-height="2.169cm"/>
    </style:style>
    <style:style style:name="gr4" style:family="graphic" style:parent-style-name="standard">
      <style:graphic-properties draw:stroke="none" svg:stroke-color="#000000" draw:fill="solid" draw:fill-color="#cc9966" fo:min-height="4.721cm"/>
    </style:style>
    <style:style style:name="gr5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4.734cm" fo:min-width="17.433cm" draw:shadow-opacity="30%"/>
    </style:style>
    <style:style style:name="gr6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4.734cm" fo:min-width="14.728cm" draw:shadow-opacity="30%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cc9966"/>
    </style:style>
    <style:style style:name="P4" style:family="paragraph">
      <style:paragraph-properties fo:margin-top="0cm" fo:margin-bottom="0cm"/>
    </style:style>
    <style:style style:name="P5" style:family="paragraph">
      <loext:graphic-properties draw:fill="none"/>
      <style:paragraph-properties fo:margin-top="0cm" fo:margin-bottom="0cm"/>
      <style:text-properties fo:color="#ffffff" style:font-name="Courier2" fo:font-size="88pt" fo:font-weight="bold" fo:background-color="#000000" style:font-size-asian="18pt" style:font-size-complex="18pt"/>
    </style:style>
    <style:style style:name="P6" style:family="paragraph">
      <loext:graphic-properties draw:fill="solid" draw:fill-color="#cc9966"/>
      <style:text-properties fo:font-size="24pt" fo:font-weight="bold" style:font-size-asian="18pt" style:font-weight-asian="bold" style:font-size-complex="18pt" style:font-weight-complex="bold"/>
    </style:style>
    <style:style style:name="P7" style:family="paragraph">
      <loext:graphic-properties draw:fill="solid" draw:fill-color="#eeeeee" draw:opacity="3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style:font-name="Courier2" fo:font-size="54pt" fo:font-weight="bold" fo:background-color="#000000" style:font-size-asian="18pt" style:font-size-complex="18pt"/>
    </style:style>
    <style:style style:name="T3" style:family="text">
      <style:text-properties fo:font-size="2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9.618cm" svg:height="13.261cm" svg:x="0.082cm" svg:y="2.409cm">
          <draw:image xlink:href="Pictures/1000020100000390000001B6D589557BCEF7C4FA.png" xlink:type="simple" xlink:show="embed" xlink:actuate="onLoad">
            <text:p text:style-name="P1">vv</text:p>
          </draw:image>
        </draw:frame>
        <draw:frame draw:style-name="gr2" draw:text-style-name="P3" draw:layer="layout" svg:width="8.165cm" svg:height="2.384cm" svg:x="21.512cm" svg:y="7.59cm">
          <draw:text-box>
            <text:p>The sequences were con<text:span text:style-name="T1">cat</text:span>enated to <text:span text:style-name="T1">protein.fasta</text:span> via their links</text:p>
          </draw:text-box>
        </draw:frame>
        <draw:frame draw:style-name="gr3" draw:text-style-name="P5" draw:layer="layout" svg:width="3.931cm" svg:height="2.419cm" svg:x="12.875cm" svg:y="0.01cm">
          <draw:text-box>
            <text:p text:style-name="P4"><text:span text:style-name="T2">...</text:span></text:p>
          </draw:text-box>
        </draw:frame>
        <draw:frame draw:style-name="gr4" draw:text-style-name="P6" draw:layer="layout" svg:width="4.262cm" svg:height="4.971cm" svg:x="18.236cm" svg:y="2.504cm">
          <draw:text-box>
            <text:p><text:span text:style-name="T3">Etcetera</text:span></text:p>
            <text:p><text:span text:style-name="T3"/></text:p>
            <text:p><text:span text:style-name="T3">Etcetera</text:span></text:p>
            <text:p><text:span text:style-name="T3"/></text:p>
            <text:p><text:span text:style-name="T3">Etcetera</text:span></text:p>
          </draw:text-box>
        </draw:frame>
        <draw:custom-shape draw:style-name="gr5" draw:text-style-name="P7" draw:layer="layout" svg:width="17.933cm" svg:height="4.984cm" svg:x="0cm" svg:y="2.4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5.228cm" svg:height="4.984cm" svg:x="13.843cm" svg:y="10.15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EA04F62CACE0D2F4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22T23:49:55.758557420</dc:date>
    <meta:editing-duration>PT2H12M16S</meta:editing-duration>
    <meta:editing-cycles>31</meta:editing-cycles>
    <meta:generator>LibreOffice/5.1.6.2$Linux_X86_64 LibreOffice_project/10m0$Build-2</meta:generator>
    <meta:document-statistic meta:object-count="6"/>
  </office:meta>
</office:document-meta>
</file>